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c42b" officeooo:paragraph-rsid="0014c42b" style:font-size-asian="14pt" style:font-weight-asian="bold" style:font-size-complex="14pt" style:font-weight-complex="bold"/>
    </style:style>
    <style:style style:name="P2" style:family="paragraph" style:parent-style-name="Standard">
      <style:text-properties fo:font-size="12pt" fo:font-weight="normal" officeooo:rsid="000ae667" officeooo:paragraph-rsid="000ae667" style:font-size-asian="10.5pt" style:font-weight-asian="normal" style:font-size-complex="12pt" style:font-weight-complex="normal"/>
    </style:style>
    <style:style style:name="P3" style:family="paragraph" style:parent-style-name="Standard">
      <style:text-properties fo:font-size="12pt" fo:font-weight="normal" officeooo:rsid="000c18b0" officeooo:paragraph-rsid="000c18b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c42b" officeooo:paragraph-rsid="0014c42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2cdf6" officeooo:paragraph-rsid="0012cdf6" style:font-size-asian="12pt" style:font-weight-asian="normal" style:font-size-complex="12pt" style:font-weight-complex="normal"/>
    </style:style>
    <style:style style:name="P6" style:family="paragraph" style:parent-style-name="Standard">
      <style:text-properties fo:font-size="12pt" fo:font-weight="bold" officeooo:rsid="000c18b0" officeooo:paragraph-rsid="000c18b0" style:font-size-asian="10.5pt" style:font-weight-asian="bold" style:font-size-complex="12pt" style:font-weight-complex="bold"/>
    </style:style>
    <style:style style:name="P7" style:family="paragraph" style:parent-style-name="Standard">
      <style:text-properties fo:font-size="12pt" fo:font-weight="bold" officeooo:rsid="000ae667" officeooo:paragraph-rsid="000ae667"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2cdf6" officeooo:paragraph-rsid="0012cdf6" style:font-size-asian="12pt" style:font-weight-asian="bold" style:font-size-complex="12pt" style:font-weight-complex="bold"/>
    </style:style>
    <style:style style:name="P9" style:family="paragraph" style:parent-style-name="Standard">
      <style:text-properties officeooo:paragraph-rsid="000c18b0"/>
    </style:style>
    <style:style style:name="P10" style:family="paragraph" style:parent-style-name="Standard">
      <style:text-properties fo:font-weight="bold" officeooo:rsid="000d0480" officeooo:paragraph-rsid="000d0480" style:font-weight-asian="bold" style:font-weight-complex="bold"/>
    </style:style>
    <style:style style:name="P11" style:family="paragraph" style:parent-style-name="Standard">
      <style:text-properties fo:font-weight="bold" officeooo:rsid="00100b1c" officeooo:paragraph-rsid="00100b1c" style:font-weight-asian="bold" style:font-weight-complex="bold"/>
    </style:style>
    <style:style style:name="P12" style:family="paragraph" style:parent-style-name="Standard">
      <style:text-properties fo:font-weight="bold" officeooo:rsid="00110a2b" officeooo:paragraph-rsid="00110a2b" style:font-weight-asian="bold" style:font-weight-complex="bold"/>
    </style:style>
    <style:style style:name="P13" style:family="paragraph" style:parent-style-name="Standard">
      <style:text-properties fo:font-weight="normal" officeooo:rsid="000d0480" officeooo:paragraph-rsid="000d0480" style:font-weight-asian="normal" style:font-weight-complex="normal"/>
    </style:style>
    <style:style style:name="P14" style:family="paragraph" style:parent-style-name="Standard">
      <style:text-properties fo:font-weight="normal" officeooo:rsid="00110a2b" officeooo:paragraph-rsid="00110a2b" style:font-weight-asian="normal" style:font-weight-complex="normal"/>
    </style:style>
    <style:style style:name="P15" style:family="paragraph" style:parent-style-name="Standard">
      <style:text-properties fo:font-size="16pt" fo:font-weight="normal" officeooo:rsid="00110a2b" officeooo:paragraph-rsid="00110a2b" style:font-size-asian="16pt" style:font-weight-asian="normal" style:font-size-complex="16pt" style:font-weight-complex="normal"/>
    </style:style>
    <style:style style:name="P16" style:family="paragraph" style:parent-style-name="Standard">
      <style:text-properties fo:font-size="16pt" fo:font-weight="normal" officeooo:rsid="000d0480" officeooo:paragraph-rsid="000d0480" style:font-size-asian="16pt" style:font-weight-asian="normal" style:font-size-complex="16pt" style:font-weight-complex="normal"/>
    </style:style>
    <style:style style:name="P17" style:family="paragraph" style:parent-style-name="Standard" style:master-page-name="First_20_Page">
      <style:paragraph-properties fo:text-align="center" style:justify-single-word="false" style:page-number="auto"/>
      <style:text-properties fo:font-size="14pt" fo:font-weight="bold" officeooo:rsid="0012cdf6" officeooo:paragraph-rsid="0012cdf6" style:font-size-asian="14pt" style:font-weight-asian="bold" style:font-size-complex="14pt" style:font-weight-complex="bold"/>
    </style:style>
    <style:style style:name="P18" style:family="paragraph" style:parent-style-name="Footer">
      <style:text-properties officeooo:rsid="000ae667" officeooo:paragraph-rsid="00179524"/>
    </style:style>
    <style:style style:name="P19" style:family="paragraph" style:parent-style-name="Footer">
      <style:text-properties officeooo:rsid="000d0480" officeooo:paragraph-rsid="00179524"/>
    </style:style>
    <style:style style:name="P20" style:family="paragraph" style:parent-style-name="Footer">
      <style:text-properties officeooo:rsid="0012cdf6" officeooo:paragraph-rsid="00179524"/>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c18b0" style:font-size-asian="10.5pt" style:font-weight-asian="normal" style:font-size-complex="12pt" style:font-weight-complex="normal"/>
    </style:style>
    <style:style style:name="T3" style:family="text">
      <style:text-properties fo:font-size="12pt" fo:font-weight="normal" officeooo:rsid="000ce7fc" style:font-size-asian="10.5pt" style:font-weight-asian="normal" style:font-size-complex="12pt" style:font-weight-complex="normal"/>
    </style:style>
    <style:style style:name="T4" style:family="text">
      <style:text-properties fo:font-size="12pt" fo:font-weight="normal" officeooo:rsid="00110a2b" style:font-size-asian="10.5pt" style:font-weight-asian="normal" style:font-size-complex="12pt" style:font-weight-complex="normal"/>
    </style:style>
    <style:style style:name="T5" style:family="text">
      <style:text-properties fo:font-size="12pt" fo:font-weight="normal" officeooo:rsid="0012cf92"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officeooo:rsid="000ce7fc" style:font-size-asian="10.5pt" style:font-size-complex="12pt"/>
    </style:style>
    <style:style style:name="T8" style:family="text">
      <style:text-properties fo:font-size="12pt" officeooo:rsid="00100b1c" style:font-size-asian="10.5pt" style:font-size-complex="12pt"/>
    </style:style>
    <style:style style:name="T9" style:family="text">
      <style:text-properties fo:font-size="12pt" officeooo:rsid="0012cdf6"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bstract</text:p>
      <text:p text:style-name="P8"/>
      <text:p text:style-name="P5">This report shows the feasibility of creating a graphical version of the ants game using React. <text:s/>This version would include graphical representation for ants and bees, click functionality, animation, sounds, and ability to play without node or the command line. <text:s/>It is possible to implement these features using React, it may not be the most efficient or best way to do so. <text:s/>However, considering all the features that must be implemented and only one library can be used to implement the features, React is a feasible way of doing so. <text:s/>This is because React comes with already built features such as animation and response to clicks. One of the features actually needs for a node package to be installed in order to be implemented. <text:s/>This report will address all the different features that need to implemented in the graphical version and explain how React can be used to do so.</text:p>
      <text:p text:style-name="P7"/>
      <text:p text:style-name="P7">Graphics</text:p>
      <text:p text:style-name="P2">Displaying the ants and bees using React is very easy to do. <text:s/>The bee and all the different types of ants can be represented graphically by using React components. <text:s/>An example of how components are made can be found on the React documentation. <text:s/>This way each ant and bee would have their own graphical representation using jsx. <text:s/>Then the game controller can render each component as the game requires. <text:s/></text:p>
      <text:p text:style-name="P2"/>
      <text:p text:style-name="P6">Click Functionality (Deploy and Remove)</text:p>
      <text:p text:style-name="P9"><text:span text:style-name="T2">Building off of the solution for graphics, click functionality can be implemented in React through the components for each ant. <text:s/>Because the game needs to check the current amount of food the player has before deploying the ant, each ant would need a unique deploy function to check for this because each ants have different requirements for deploying. <text:s/>This can be done because within a React component, functions can be defined. <text:s/>Then this function can be inserted into the HTML as a onClick attribute in the render function. <text:s/></text:span><text:span text:style-name="T3">React also has a method called React.unmountComponentAtNode which allows the removal of a component with the given id. <text:s/>Unique ids can be generated for each component for this to work. <text:s/></text:span><text:span text:style-name="T5">Each cell where the ant can be deployed can also be defined using a component and the state feature can be used to set which ant currently resides in the cell, when the cell is clicked.</text:span></text:p>
      <text:p text:style-name="P9"><text:span text:style-name="T3"/></text:p>
      <text:p text:style-name="P10"><text:span text:style-name="T8">Bee Move </text:span><text:span text:style-name="T7">A</text:span><text:span text:style-name="T6">nimation</text:span></text:p>
      <text:p text:style-name="P13"><text:span text:style-name="T6">In the controller an interval can be set using javascript's setInterval method to determine how often the turn method will be called. <text:s/>Along with the turn method being called the bees can be set to automatically move using React's animat</text:span><text:span text:style-name="T8">ion.</text:span><text:span text:style-name="T6"> <text:s/></text:span><text:span text:style-name="T8">This means e</text:span><text:span text:style-name="T6">ach turn the bee can be set to animate to the next land using the same time interval as the turn method is being called so it seems as if they are constantly moving </text:span><text:span text:style-name="T8">and are rendered every turn</text:span><text:span text:style-name="T6">.</text:span></text:p>
      <text:p text:style-name="P13"><text:span text:style-name="T6"/></text:p>
      <text:p text:style-name="P11"><text:span text:style-name="T6">Ant Attack Animation</text:span></text:p>
      <text:p text:style-name="P11"><text:span text:style-name="T1">Continuing from the previous solution. <text:s/>Animations for ants can also be implemented using React's Animation. <text:s/></text:span><text:span text:style-name="T4">A</text:span><text:span text:style-name="T1">t the beginning of every interval, if there is ant that can be attacked a value can be passed to the ant's component that tell it to animate its attack for the next interval when it is rendered. <text:s/>For the thrower ant, a component can be used to define the leaf and the leaf itself can move without moving the ant. <text:s/>The animation time should stay the same as the interval and only the location of the throwing ant and the target bee need to be given to the component.</text:span></text:p>
      <text:p text:style-name="P13"><text:soft-page-break/><text:span text:style-name="T6"/></text:p>
      <text:p text:style-name="P12"><text:span text:style-name="T6">Sound</text:span></text:p>
      <text:p text:style-name="P14"><text:span text:style-name="T6">There is a node package that can be installed into the game to easily implement sound into the game. <text:s/>This tool allows the creation of sound components in React giving them the same flexibility as the objects in the game. <text:s/>Sounds can be rendered in the controller whenever the game logic calls for it.</text:span></text:p>
      <text:p text:style-name="P14"><text:span text:style-name="T6"/></text:p>
      <text:p text:style-name="P12"><text:span text:style-name="T6">Accessibility</text:span></text:p>
      <text:p text:style-name="P14"><text:span text:style-name="T6">The game can be played through the browser. <text:s/>React and node can be run on the server side so there would not be any need for the user to install node to be able to play the game. <text:s/></text:span><text:span text:style-name="T9">Node is meant for server side applications and React works from the server as seen in the React-tac-toe assignment.</text:span></text:p>
      <text:p text:style-name="P12"><text:span text:style-name="T6"/></text:p>
      <text:p text:style-name="P15"/>
      <text:p text:style-name="P1">Adapting to Existing Code</text:p>
      <text:p text:style-name="P1"/>
      <text:p text:style-name="P4">jaskljd</text:p>
      <text:p text:style-name="P16"/>
      <text:p text:style-name="P13"><text:span text:style-name="T6"/></text:p>
      <text:p text:style-name="P9"><text:span text:style-name="T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ae667" officeooo:paragraph-rsid="00179524"/>
    </style:style>
    <style:style style:name="MP2" style:family="paragraph" style:parent-style-name="Footer">
      <style:text-properties officeooo:rsid="000d0480" officeooo:paragraph-rsid="00179524"/>
    </style:style>
    <style:style style:name="MP3" style:family="paragraph" style:parent-style-name="Footer">
      <style:text-properties officeooo:rsid="0012cdf6" officeooo:paragraph-rsid="00179524"/>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a xlink:type="simple" xlink:href="https://facebook.github.io/react/docs/multiple-components.html" text:style-name="Internet_20_link" text:visited-style-name="Visited_20_Internet_20_Link">https://facebook.github.io/react/docs/multiple-components.html</text:a></text:p>
        <text:p text:style-name="MP2"><text:a xlink:type="simple" xlink:href="http://stackoverflow.com/questions/21662153/unmounting-react-js-node" text:style-name="Internet_20_link" text:visited-style-name="Visited_20_Internet_20_Link">http://stackoverflow.com/questions/21662153/unmounting-react-js-node</text:a></text:p>
        <text:p text:style-name="MP2"><text:a xlink:type="simple" xlink:href="https://facebook.github.io/react-native/docs/animations.html" text:style-name="Internet_20_link" text:visited-style-name="Visited_20_Internet_20_Link">https://facebook.github.io/react-native/docs/animations.html</text:a></text:p>
        <text:p text:style-name="MP3"><text:a xlink:type="simple" xlink:href="https://www.npmjs.com/package/react-sound" text:style-name="Internet_20_link" text:visited-style-name="Visited_20_Internet_20_Link">https://www.npmjs.com/package/react-sound</text:a></text:p>
      </style:footer>
    </style:master-page>
    <style:master-page style:name="Untitl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3:45:37.183526495</meta:creation-date>
    <dc:date>2016-02-23T10:57:34.966031111</dc:date>
    <meta:editing-duration>PT39M6S</meta:editing-duration>
    <meta:editing-cycles>4</meta:editing-cycles>
    <meta:generator>LibreOffice/5.0.5.2$Linux_X86_64 LibreOffice_project/00m0$Build-2</meta:generator>
    <meta:document-statistic meta:table-count="0" meta:image-count="0" meta:object-count="0" meta:page-count="2" meta:paragraph-count="20" meta:word-count="694" meta:character-count="4175" meta:non-whitespace-character-count="3474"/>
  </office:meta>
</office:document-meta>
</file>